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36b" officeooo:paragraph-rsid="0013236b"/>
    </style:style>
    <style:style style:name="P2" style:family="paragraph" style:parent-style-name="Standard">
      <style:paragraph-properties fo:line-height="200%"/>
      <style:text-properties officeooo:rsid="0013236b" officeooo:paragraph-rsid="0013236b"/>
    </style:style>
    <style:style style:name="P3" style:family="paragraph" style:parent-style-name="Standard">
      <style:paragraph-properties fo:line-height="200%"/>
      <style:text-properties officeooo:rsid="0013236b" officeooo:paragraph-rsid="0015d01c"/>
    </style:style>
    <style:style style:name="P4" style:family="paragraph" style:parent-style-name="Standard">
      <style:paragraph-properties fo:line-height="100%"/>
      <style:text-properties officeooo:rsid="0013236b" officeooo:paragraph-rsid="0013236b"/>
    </style:style>
    <style:style style:name="P5" style:family="paragraph" style:parent-style-name="Standard">
      <style:text-properties officeooo:rsid="0013236b" officeooo:paragraph-rsid="0015d01c"/>
    </style:style>
    <style:style style:name="P6" style:family="paragraph" style:parent-style-name="Standard">
      <style:text-properties officeooo:paragraph-rsid="0013236b"/>
    </style:style>
    <style:style style:name="P7" style:family="paragraph" style:parent-style-name="Standard">
      <style:paragraph-properties fo:line-height="200%"/>
      <style:text-properties officeooo:paragraph-rsid="0013236b"/>
    </style:style>
    <style:style style:name="P8" style:family="paragraph" style:parent-style-name="Standard">
      <style:paragraph-properties fo:line-height="200%"/>
      <style:text-properties officeooo:paragraph-rsid="0015d01c"/>
    </style:style>
    <style:style style:name="P9" style:family="paragraph" style:parent-style-name="Standard">
      <style:paragraph-properties fo:line-height="100%"/>
      <style:text-properties officeooo:rsid="0014ddfe" officeooo:paragraph-rsid="0014ddfe"/>
    </style:style>
    <style:style style:name="P10" style:family="paragraph" style:parent-style-name="Standard">
      <style:text-properties officeooo:paragraph-rsid="0015d01c"/>
    </style:style>
    <style:style style:name="T1" style:family="text">
      <style:text-properties officeooo:rsid="0013236b"/>
    </style:style>
    <style:style style:name="T2" style:family="text">
      <style:text-properties officeooo:rsid="0014ddfe"/>
    </style:style>
    <style:style style:name="T3" style:family="text">
      <style:text-properties officeooo:rsid="0015d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10"><text:span text:style-name="T3">1</text:span><text:span text:style-name="T1">. </text:span>Linda is 31 years old, single, outspoken, and very bright. She majored in <text:span text:style-name="T1">philosophy</text:span>. As a student, she was deeply concerned with issues of <text:span text:style-name="T1">discrimination </text:span>and social justice and also participated in anti-nuclear demonstrations. Which is more probable?</text:p>
      <text:p text:style-name="P5"/>
      <text:p text:style-name="P3">A. Linda in a bank teller.</text:p>
      <text:p text:style-name="P8"><text:span text:style-name="T1">B. </text:span>Linda is a bank teller and is active in the feminist movement.</text:p>
      <text:p text:style-name="P8"/>
      <text:p text:style-name="P6"><text:span text:style-name="T1">1. A randomly selected person visits your neighbor. After that your neighbor describes the visitor </text:span>as follows: “Steve is very shy and withdrawn, invariably helpful but with little interest in people or in the world of reality. A meek and tidy soul, he has a need for order and structure, and a passion for detail.” Is Steve more likely to be a librarian or a farmer?</text:p>
      <text:p text:style-name="P6"/>
      <text:p text:style-name="P2">A. Librarian</text:p>
      <text:p text:style-name="P7"><text:span text:style-name="T1">B. Farmer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1:09:56.595392965</meta:creation-date>
    <dc:date>2025-11-05T11:29:49.583594216</dc:date>
    <meta:editing-duration>PT7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28" meta:character-count="732" meta:non-whitespace-character-count="610"/>
  </office:meta>
</office:document-meta>
</file>